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owers2 1D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GSL_R</text:p>
          </table:table-cell>
          <table:table-cell office:value-type="string" calcext:value-type="string">
            <text:p>FFTPACK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office:value-type="string" calcext:value-type="string">
            <text:p>GSL_C</text:p>
          </table:table-cell>
          <table:table-cell office:value-type="string" calcext:value-type="string">
            <text:p>FFTPACK_C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0000056377" calcext:value-type="float">
            <text:p>5.64E-06</text:p>
          </table:table-cell>
          <table:table-cell table:style-name="ce1" office:value-type="float" office:value="0.0000144178" calcext:value-type="float">
            <text:p>1.44E-05</text:p>
          </table:table-cell>
          <table:table-cell table:style-name="ce1" office:value-type="float" office:value="0.0000241733" calcext:value-type="float">
            <text:p>2.42E-05</text:p>
          </table:table-cell>
          <table:table-cell table:style-name="ce1" office:value-type="float" office:value="0.0000103186" calcext:value-type="float">
            <text:p>1.03E-05</text:p>
          </table:table-cell>
          <table:table-cell table:style-name="ce1" office:value-type="float" office:value="0.0000084034" calcext:value-type="float">
            <text:p>8.40E-06</text:p>
          </table:table-cell>
          <table:table-cell table:style-name="ce1" office:value-type="float" office:value="0.0000039719" calcext:value-type="float">
            <text:p>3.97E-06</text:p>
          </table:table-cell>
          <table:table-cell table:style-name="ce1" office:value-type="float" office:value="0.0000044903" calcext:value-type="float">
            <text:p>4.49E-06</text:p>
          </table:table-cell>
          <table:table-cell table:style-name="ce1" office:value-type="float" office:value="0.0000046705" calcext:value-type="float">
            <text:p>4.67E-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0.0000207232" calcext:value-type="float">
            <text:p>2.07E-05</text:p>
          </table:table-cell>
          <table:table-cell table:style-name="ce1" office:value-type="float" office:value="0.0000238098" calcext:value-type="float">
            <text:p>2.38E-05</text:p>
          </table:table-cell>
          <table:table-cell table:style-name="ce1" office:value-type="float" office:value="0.0000368473" calcext:value-type="float">
            <text:p>3.68E-05</text:p>
          </table:table-cell>
          <table:table-cell table:style-name="ce1" office:value-type="float" office:value="0.0000218125" calcext:value-type="float">
            <text:p>2.18E-05</text:p>
          </table:table-cell>
          <table:table-cell table:style-name="ce1" office:value-type="float" office:value="0.000022405" calcext:value-type="float">
            <text:p>2.24E-05</text:p>
          </table:table-cell>
          <table:table-cell table:style-name="ce1" office:value-type="float" office:value="0.0000163568" calcext:value-type="float">
            <text:p>1.64E-05</text:p>
          </table:table-cell>
          <table:table-cell table:style-name="ce1" office:value-type="float" office:value="0.0000156968" calcext:value-type="float">
            <text:p>1.57E-05</text:p>
          </table:table-cell>
          <table:table-cell table:style-name="ce1" office:value-type="float" office:value="0.0000167375" calcext:value-type="float">
            <text:p>1.67E-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0.0000854087" calcext:value-type="float">
            <text:p>8.54E-05</text:p>
          </table:table-cell>
          <table:table-cell table:style-name="ce1" office:value-type="float" office:value="0.0000633355" calcext:value-type="float">
            <text:p>6.33E-05</text:p>
          </table:table-cell>
          <table:table-cell table:style-name="ce1" office:value-type="float" office:value="0.0000832108" calcext:value-type="float">
            <text:p>8.32E-05</text:p>
          </table:table-cell>
          <table:table-cell table:style-name="ce1" office:value-type="float" office:value="0.0000588421" calcext:value-type="float">
            <text:p>5.88E-05</text:p>
          </table:table-cell>
          <table:table-cell table:style-name="ce1" office:value-type="float" office:value="0.0000991186" calcext:value-type="float">
            <text:p>9.91E-05</text:p>
          </table:table-cell>
          <table:table-cell table:style-name="ce1" office:value-type="float" office:value="0.0000761001" calcext:value-type="float">
            <text:p>7.61E-05</text:p>
          </table:table-cell>
          <table:table-cell table:style-name="ce1" office:value-type="float" office:value="0.0000755933" calcext:value-type="float">
            <text:p>7.56E-05</text:p>
          </table:table-cell>
          <table:table-cell table:style-name="ce1" office:value-type="float" office:value="0.0000773501" calcext:value-type="float">
            <text:p>7.74E-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3705916" calcext:value-type="float">
            <text:p>0.0003705916</text:p>
          </table:table-cell>
          <table:table-cell office:value-type="float" office:value="0.0002218886" calcext:value-type="float">
            <text:p>0.0002218886</text:p>
          </table:table-cell>
          <table:table-cell office:value-type="float" office:value="0.0003823716" calcext:value-type="float">
            <text:p>0.0003823716</text:p>
          </table:table-cell>
          <table:table-cell office:value-type="float" office:value="0.0002572188" calcext:value-type="float">
            <text:p>0.0002572188</text:p>
          </table:table-cell>
          <table:table-cell office:value-type="float" office:value="0.0004969012" calcext:value-type="float">
            <text:p>0.0004969012</text:p>
          </table:table-cell>
          <table:table-cell office:value-type="float" office:value="0.0003673475" calcext:value-type="float">
            <text:p>0.0003673475</text:p>
          </table:table-cell>
          <table:table-cell office:value-type="float" office:value="0.0003623649" calcext:value-type="float">
            <text:p>0.0003623649</text:p>
          </table:table-cell>
          <table:table-cell office:value-type="float" office:value="0.0003624216" calcext:value-type="float">
            <text:p>0.000362421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771886" calcext:value-type="float">
            <text:p>0.001771886</text:p>
          </table:table-cell>
          <table:table-cell office:value-type="float" office:value="0.0006737102" calcext:value-type="float">
            <text:p>0.0006737102</text:p>
          </table:table-cell>
          <table:table-cell office:value-type="float" office:value="0.001749699" calcext:value-type="float">
            <text:p>0.001749699</text:p>
          </table:table-cell>
          <table:table-cell office:value-type="float" office:value="0.001110547" calcext:value-type="float">
            <text:p>0.001110547</text:p>
          </table:table-cell>
          <table:table-cell office:value-type="float" office:value="0.002618958" calcext:value-type="float">
            <text:p>0.002618958</text:p>
          </table:table-cell>
          <table:table-cell office:value-type="float" office:value="0.002154958" calcext:value-type="float">
            <text:p>0.002154958</text:p>
          </table:table-cell>
          <table:table-cell office:value-type="float" office:value="0.002151526" calcext:value-type="float">
            <text:p>0.002151526</text:p>
          </table:table-cell>
          <table:table-cell office:value-type="float" office:value="0.002156827" calcext:value-type="float">
            <text:p>0.00215682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443928" calcext:value-type="float">
            <text:p>0.007443928</text:p>
          </table:table-cell>
          <table:table-cell office:value-type="float" office:value="0.00276494" calcext:value-type="float">
            <text:p>0.00276494</text:p>
          </table:table-cell>
          <table:table-cell office:value-type="float" office:value="0.008602378" calcext:value-type="float">
            <text:p>0.008602378</text:p>
          </table:table-cell>
          <table:table-cell office:value-type="float" office:value="0.005268581" calcext:value-type="float">
            <text:p>0.005268581</text:p>
          </table:table-cell>
          <table:table-cell office:value-type="float" office:value="0.01401636" calcext:value-type="float">
            <text:p>0.01401636</text:p>
          </table:table-cell>
          <table:table-cell office:value-type="float" office:value="0.01289387" calcext:value-type="float">
            <text:p>0.01289387</text:p>
          </table:table-cell>
          <table:table-cell office:value-type="float" office:value="0.01264871" calcext:value-type="float">
            <text:p>0.01264871</text:p>
          </table:table-cell>
          <table:table-cell office:value-type="float" office:value="0.01303377" calcext:value-type="float">
            <text:p>0.0130337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319495" calcext:value-type="float">
            <text:p>0.03319495</text:p>
          </table:table-cell>
          <table:table-cell office:value-type="float" office:value="0.01229599" calcext:value-type="float">
            <text:p>0.01229599</text:p>
          </table:table-cell>
          <table:table-cell office:value-type="float" office:value="0.05718054" calcext:value-type="float">
            <text:p>0.05718054</text:p>
          </table:table-cell>
          <table:table-cell office:value-type="float" office:value="0.02160827" calcext:value-type="float">
            <text:p>0.02160827</text:p>
          </table:table-cell>
          <table:table-cell office:value-type="float" office:value="0.05874806" calcext:value-type="float">
            <text:p>0.05874806</text:p>
          </table:table-cell>
          <table:table-cell office:value-type="float" office:value="0.04914557" calcext:value-type="float">
            <text:p>0.04914557</text:p>
          </table:table-cell>
          <table:table-cell office:value-type="float" office:value="0.04898734" calcext:value-type="float">
            <text:p>0.04898734</text:p>
          </table:table-cell>
          <table:table-cell office:value-type="float" office:value="0.04913137" calcext:value-type="float">
            <text:p>0.0491313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833175" calcext:value-type="float">
            <text:p>0.1833175</text:p>
          </table:table-cell>
          <table:table-cell office:value-type="float" office:value="0.07079612" calcext:value-type="float">
            <text:p>0.07079612</text:p>
          </table:table-cell>
          <table:table-cell office:value-type="float" office:value="0.5025199" calcext:value-type="float">
            <text:p>0.5025199</text:p>
          </table:table-cell>
          <table:table-cell office:value-type="float" office:value="0.1725774" calcext:value-type="float">
            <text:p>0.1725774</text:p>
          </table:table-cell>
          <table:table-cell office:value-type="float" office:value="0.36594" calcext:value-type="float">
            <text:p>0.36594</text:p>
          </table:table-cell>
          <table:table-cell office:value-type="float" office:value="0.3420575" calcext:value-type="float">
            <text:p>0.3420575</text:p>
          </table:table-cell>
          <table:table-cell office:value-type="float" office:value="0.3435072" calcext:value-type="float">
            <text:p>0.3435072</text:p>
          </table:table-cell>
          <table:table-cell office:value-type="float" office:value="0.3419395" calcext:value-type="float">
            <text:p>0.341939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0057555" calcext:value-type="float">
            <text:p>1.0057555</text:p>
          </table:table-cell>
          <table:table-cell office:value-type="float" office:value="0.3279023" calcext:value-type="float">
            <text:p>0.3279023</text:p>
          </table:table-cell>
          <table:table-cell office:value-type="float" office:value="3.350246" calcext:value-type="float">
            <text:p>3.350246</text:p>
          </table:table-cell>
          <table:table-cell office:value-type="float" office:value="0.7354691" calcext:value-type="float">
            <text:p>0.7354691</text:p>
          </table:table-cell>
          <table:table-cell office:value-type="float" office:value="2.123593" calcext:value-type="float">
            <text:p>2.123593</text:p>
          </table:table-cell>
          <table:table-cell office:value-type="float" office:value="2.04031" calcext:value-type="float">
            <text:p>2.04031</text:p>
          </table:table-cell>
          <table:table-cell office:value-type="float" office:value="2.039333" calcext:value-type="float">
            <text:p>2.039333</text:p>
          </table:table-cell>
          <table:table-cell office:value-type="float" office:value="2.049269" calcext:value-type="float">
            <text:p>2.049269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5.0543" calcext:value-type="float">
            <text:p>5.0543</text:p>
          </table:table-cell>
          <table:table-cell office:value-type="float" office:value="1.39565571429" calcext:value-type="float">
            <text:p>1.39565571429</text:p>
          </table:table-cell>
          <table:table-cell office:value-type="float" office:value="16.9946857143" calcext:value-type="float">
            <text:p>16.9946857143</text:p>
          </table:table-cell>
          <table:table-cell office:value-type="float" office:value="3.27203" calcext:value-type="float">
            <text:p>3.27203</text:p>
          </table:table-cell>
          <table:table-cell office:value-type="float" office:value="9.16368285714" calcext:value-type="float">
            <text:p>9.16368285714</text:p>
          </table:table-cell>
          <table:table-cell office:value-type="float" office:value="8.56813571429" calcext:value-type="float">
            <text:p>8.56813571429</text:p>
          </table:table-cell>
          <table:table-cell office:value-type="float" office:value="8.57171142857" calcext:value-type="float">
            <text:p>8.57171142857</text:p>
          </table:table-cell>
          <table:table-cell office:value-type="float" office:value="8.57891714286" calcext:value-type="float">
            <text:p>8.57891714286</text:p>
          </table:table-cell>
        </table:table-row>
      </table:table>
      <table:table table:name="Product integers 1D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GSL_R</text:p>
          </table:table-cell>
          <table:table-cell office:value-type="string" calcext:value-type="string">
            <text:p>FFTPACK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office:value-type="string" calcext:value-type="string">
            <text:p>GSL_C</text:p>
          </table:table-cell>
          <table:table-cell office:value-type="string" calcext:value-type="string">
            <text:p>FFTPACK_C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 office:value-type="float" office:value="0.0000052442" calcext:value-type="float">
            <text:p>5.24E-06</text:p>
          </table:table-cell>
          <table:table-cell table:style-name="ce1" office:value-type="float" office:value="0.0000245243" calcext:value-type="float">
            <text:p>2.45E-05</text:p>
          </table:table-cell>
          <table:table-cell table:style-name="ce1" office:value-type="float" office:value="0.0000294279" calcext:value-type="float">
            <text:p>2.94E-05</text:p>
          </table:table-cell>
          <table:table-cell table:style-name="ce1" office:value-type="float" office:value="0.0000497833" calcext:value-type="float">
            <text:p>4.98E-05</text:p>
          </table:table-cell>
          <table:table-cell table:style-name="ce1" office:value-type="float" office:value="0.000010338" calcext:value-type="float">
            <text:p>1.03E-05</text:p>
          </table:table-cell>
          <table:table-cell table:style-name="ce1" office:value-type="float" office:value="0.0000041453" calcext:value-type="float">
            <text:p>4.15E-06</text:p>
          </table:table-cell>
          <table:table-cell table:style-name="ce1" office:value-type="float" office:value="0.0000056639" calcext:value-type="float">
            <text:p>5.66E-06</text:p>
          </table:table-cell>
          <table:table-cell table:style-name="ce1" office:value-type="float" office:value="0.0000040495" calcext:value-type="float">
            <text:p>4.05E-06</text:p>
          </table:table-cell>
          <table:table-cell table:style-name="ce1" table:number-columns-repeated="8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" office:value-type="float" office:value="0.0000274611" calcext:value-type="float">
            <text:p>2.75E-05</text:p>
          </table:table-cell>
          <table:table-cell table:style-name="ce1" office:value-type="float" office:value="0.0000362422" calcext:value-type="float">
            <text:p>3.62E-05</text:p>
          </table:table-cell>
          <table:table-cell table:style-name="ce1" office:value-type="float" office:value="0.0000569342" calcext:value-type="float">
            <text:p>5.69E-05</text:p>
          </table:table-cell>
          <table:table-cell table:style-name="ce1" office:value-type="float" office:value="0.0000609879" calcext:value-type="float">
            <text:p>6.10E-05</text:p>
          </table:table-cell>
          <table:table-cell table:style-name="ce1" office:value-type="float" office:value="0.0000308325" calcext:value-type="float">
            <text:p>3.08E-05</text:p>
          </table:table-cell>
          <table:table-cell table:style-name="ce1" office:value-type="float" office:value="0.0000215451" calcext:value-type="float">
            <text:p>2.15E-05</text:p>
          </table:table-cell>
          <table:table-cell table:style-name="ce1" office:value-type="float" office:value="0.0000219994" calcext:value-type="float">
            <text:p>2.20E-05</text:p>
          </table:table-cell>
          <table:table-cell table:style-name="ce1" office:value-type="float" office:value="0.0000251941" calcext:value-type="float">
            <text:p>2.52E-05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table:style-name="ce1" office:value-type="float" office:value="0.0000960485" calcext:value-type="float">
            <text:p>9.60E-05</text:p>
          </table:table-cell>
          <table:table-cell table:style-name="ce1" office:value-type="float" office:value="0.0000848863" calcext:value-type="float">
            <text:p>8.49E-05</text:p>
          </table:table-cell>
          <table:table-cell office:value-type="float" office:value="0.0002165753" calcext:value-type="float">
            <text:p>0.0002165753</text:p>
          </table:table-cell>
          <table:table-cell office:value-type="float" office:value="0.0001457906" calcext:value-type="float">
            <text:p>0.0001457906</text:p>
          </table:table-cell>
          <table:table-cell office:value-type="float" office:value="0.000102397" calcext:value-type="float">
            <text:p>0.000102397</text:p>
          </table:table-cell>
          <table:table-cell table:style-name="ce1" office:value-type="float" office:value="0.0000938771" calcext:value-type="float">
            <text:p>9.39E-05</text:p>
          </table:table-cell>
          <table:table-cell table:style-name="ce1" office:value-type="float" office:value="0.0000881046" calcext:value-type="float">
            <text:p>8.81E-05</text:p>
          </table:table-cell>
          <table:table-cell table:style-name="ce1" office:value-type="float" office:value="0.0000924502" calcext:value-type="float">
            <text:p>9.25E-05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0.0003720209" calcext:value-type="float">
            <text:p>0.0003720209</text:p>
          </table:table-cell>
          <table:table-cell office:value-type="float" office:value="0.0001938537" calcext:value-type="float">
            <text:p>0.0001938537</text:p>
          </table:table-cell>
          <table:table-cell office:value-type="float" office:value="0.0005238286" calcext:value-type="float">
            <text:p>0.0005238286</text:p>
          </table:table-cell>
          <table:table-cell office:value-type="float" office:value="0.0003421131" calcext:value-type="float">
            <text:p>0.0003421131</text:p>
          </table:table-cell>
          <table:table-cell office:value-type="float" office:value="0.0004081909" calcext:value-type="float">
            <text:p>0.0004081909</text:p>
          </table:table-cell>
          <table:table-cell office:value-type="float" office:value="0.0003807243" calcext:value-type="float">
            <text:p>0.0003807243</text:p>
          </table:table-cell>
          <table:table-cell office:value-type="float" office:value="0.0003768804" calcext:value-type="float">
            <text:p>0.0003768804</text:p>
          </table:table-cell>
          <table:table-cell office:value-type="float" office:value="0.0003736744" calcext:value-type="float">
            <text:p>0.0003736744</text:p>
          </table:table-cell>
          <table:table-cell table:number-columns-repeated="8"/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float" office:value="0.001731277" calcext:value-type="float">
            <text:p>0.001731277</text:p>
          </table:table-cell>
          <table:table-cell office:value-type="float" office:value="0.0007636925" calcext:value-type="float">
            <text:p>0.0007636925</text:p>
          </table:table-cell>
          <table:table-cell office:value-type="float" office:value="0.003298441" calcext:value-type="float">
            <text:p>0.003298441</text:p>
          </table:table-cell>
          <table:table-cell office:value-type="float" office:value="0.001956369" calcext:value-type="float">
            <text:p>0.001956369</text:p>
          </table:table-cell>
          <table:table-cell office:value-type="float" office:value="0.001998668" calcext:value-type="float">
            <text:p>0.001998668</text:p>
          </table:table-cell>
          <table:table-cell office:value-type="float" office:value="0.001854072" calcext:value-type="float">
            <text:p>0.001854072</text:p>
          </table:table-cell>
          <table:table-cell office:value-type="float" office:value="0.001822064" calcext:value-type="float">
            <text:p>0.001822064</text:p>
          </table:table-cell>
          <table:table-cell office:value-type="float" office:value="0.001835554" calcext:value-type="float">
            <text:p>0.001835554</text:p>
          </table:table-cell>
          <table:table-cell table:number-columns-repeated="8"/>
        </table:table-row>
        <table:table-row table:style-name="ro1">
          <table:table-cell office:value-type="float" office:value="257250" calcext:value-type="float">
            <text:p>257250</text:p>
          </table:table-cell>
          <table:table-cell office:value-type="float" office:value="0.007430275" calcext:value-type="float">
            <text:p>0.007430275</text:p>
          </table:table-cell>
          <table:table-cell office:value-type="float" office:value="0.002932913" calcext:value-type="float">
            <text:p>0.002932913</text:p>
          </table:table-cell>
          <table:table-cell office:value-type="float" office:value="0.01752689" calcext:value-type="float">
            <text:p>0.01752689</text:p>
          </table:table-cell>
          <table:table-cell office:value-type="float" office:value="0.009994143" calcext:value-type="float">
            <text:p>0.009994143</text:p>
          </table:table-cell>
          <table:table-cell office:value-type="float" office:value="0.01076739" calcext:value-type="float">
            <text:p>0.01076739</text:p>
          </table:table-cell>
          <table:table-cell office:value-type="float" office:value="0.01022291" calcext:value-type="float">
            <text:p>0.01022291</text:p>
          </table:table-cell>
          <table:table-cell office:value-type="float" office:value="0.010008747" calcext:value-type="float">
            <text:p>0.010008747</text:p>
          </table:table-cell>
          <table:table-cell office:value-type="float" office:value="0.01020405" calcext:value-type="float">
            <text:p>0.01020405</text:p>
          </table:table-cell>
          <table:table-cell table:number-columns-repeated="8"/>
        </table:table-row>
        <table:table-row table:style-name="ro1">
          <table:table-cell office:value-type="float" office:value="1080450" calcext:value-type="float">
            <text:p>1080450</text:p>
          </table:table-cell>
          <table:table-cell office:value-type="float" office:value="0.03607174" calcext:value-type="float">
            <text:p>0.03607174</text:p>
          </table:table-cell>
          <table:table-cell office:value-type="float" office:value="0.01821271" calcext:value-type="float">
            <text:p>0.01821271</text:p>
          </table:table-cell>
          <table:table-cell office:value-type="float" office:value="0.09260372" calcext:value-type="float">
            <text:p>0.09260372</text:p>
          </table:table-cell>
          <table:table-cell office:value-type="float" office:value="0.06166984" calcext:value-type="float">
            <text:p>0.06166984</text:p>
          </table:table-cell>
          <table:table-cell office:value-type="float" office:value="0.05640464" calcext:value-type="float">
            <text:p>0.05640464</text:p>
          </table:table-cell>
          <table:table-cell office:value-type="float" office:value="0.05182975" calcext:value-type="float">
            <text:p>0.05182975</text:p>
          </table:table-cell>
          <table:table-cell office:value-type="float" office:value="0.05147077" calcext:value-type="float">
            <text:p>0.05147077</text:p>
          </table:table-cell>
          <table:table-cell office:value-type="float" office:value="0.05152553" calcext:value-type="float">
            <text:p>0.05152553</text:p>
          </table:table-cell>
          <table:table-cell table:number-columns-repeated="8"/>
        </table:table-row>
        <table:table-row table:style-name="ro1">
          <table:table-cell office:value-type="float" office:value="4321800" calcext:value-type="float">
            <text:p>4321800</text:p>
          </table:table-cell>
          <table:table-cell office:value-type="float" office:value="0.1782823" calcext:value-type="float">
            <text:p>0.1782823</text:p>
          </table:table-cell>
          <table:table-cell office:value-type="float" office:value="0.09442561" calcext:value-type="float">
            <text:p>0.09442561</text:p>
          </table:table-cell>
          <table:table-cell office:value-type="float" office:value="0.5382634" calcext:value-type="float">
            <text:p>0.5382634</text:p>
          </table:table-cell>
          <table:table-cell office:value-type="float" office:value="0.4440349" calcext:value-type="float">
            <text:p>0.4440349</text:p>
          </table:table-cell>
          <table:table-cell office:value-type="float" office:value="0.3359635" calcext:value-type="float">
            <text:p>0.3359635</text:p>
          </table:table-cell>
          <table:table-cell office:value-type="float" office:value="0.3011651" calcext:value-type="float">
            <text:p>0.3011651</text:p>
          </table:table-cell>
          <table:table-cell office:value-type="float" office:value="0.3020549" calcext:value-type="float">
            <text:p>0.3020549</text:p>
          </table:table-cell>
          <table:table-cell office:value-type="float" office:value="0.3015878" calcext:value-type="float">
            <text:p>0.3015878</text:p>
          </table:table-cell>
          <table:table-cell table:number-columns-repeated="8"/>
        </table:table-row>
        <table:table-row table:style-name="ro1">
          <table:table-cell office:value-type="float" office:value="15435000" calcext:value-type="float">
            <text:p>15435000</text:p>
          </table:table-cell>
          <table:table-cell office:value-type="float" office:value="0.7953475" calcext:value-type="float">
            <text:p>0.7953475</text:p>
          </table:table-cell>
          <table:table-cell office:value-type="float" office:value="0.4003786" calcext:value-type="float">
            <text:p>0.4003786</text:p>
          </table:table-cell>
          <table:table-cell office:value-type="float" office:value="2.171374" calcext:value-type="float">
            <text:p>2.171374</text:p>
          </table:table-cell>
          <table:table-cell office:value-type="float" office:value="1.4029" calcext:value-type="float">
            <text:p>1.4029</text:p>
          </table:table-cell>
          <table:table-cell office:value-type="float" office:value="1.094341" calcext:value-type="float">
            <text:p>1.094341</text:p>
          </table:table-cell>
          <table:table-cell office:value-type="float" office:value="0.9535523" calcext:value-type="float">
            <text:p>0.9535523</text:p>
          </table:table-cell>
          <table:table-cell office:value-type="float" office:value="0.9538933" calcext:value-type="float">
            <text:p>0.9538933</text:p>
          </table:table-cell>
          <table:table-cell office:value-type="float" office:value="0.953229" calcext:value-type="float">
            <text:p>0.953229</text:p>
          </table:table-cell>
          <table:table-cell table:number-columns-repeated="8"/>
        </table:table-row>
        <table:table-row table:style-name="ro1">
          <table:table-cell office:value-type="float" office:value="64827000" calcext:value-type="float">
            <text:p>64827000</text:p>
          </table:table-cell>
          <table:table-cell office:value-type="float" office:value="3.841944" calcext:value-type="float">
            <text:p>3.841944</text:p>
          </table:table-cell>
          <table:table-cell office:value-type="float" office:value="2.72683" calcext:value-type="float">
            <text:p>2.72683</text:p>
          </table:table-cell>
          <table:table-cell office:value-type="float" office:value="11.80074" calcext:value-type="float">
            <text:p>11.80074</text:p>
          </table:table-cell>
          <table:table-cell office:value-type="float" office:value="9.223572" calcext:value-type="float">
            <text:p>9.223572</text:p>
          </table:table-cell>
          <table:table-cell office:value-type="float" office:value="4.771111" calcext:value-type="float">
            <text:p>4.771111</text:p>
          </table:table-cell>
          <table:table-cell office:value-type="float" office:value="4.178523" calcext:value-type="float">
            <text:p>4.178523</text:p>
          </table:table-cell>
          <table:table-cell office:value-type="float" office:value="4.175754" calcext:value-type="float">
            <text:p>4.175754</text:p>
          </table:table-cell>
          <table:table-cell office:value-type="float" office:value="4.182371" calcext:value-type="float">
            <text:p>4.182371</text:p>
          </table:table-cell>
          <table:table-cell table:number-columns-repeated="8"/>
        </table:table-row>
      </table:table>
      <table:table table:name="Primes 1D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GSL_R</text:p>
          </table:table-cell>
          <table:table-cell office:value-type="string" calcext:value-type="string">
            <text:p>FFTPACK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office:value-type="string" calcext:value-type="string">
            <text:p>GSL_C</text:p>
          </table:table-cell>
          <table:table-cell office:value-type="string" calcext:value-type="string">
            <text:p>FFTPACK_C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 office:value-type="float" office:value="0.0000127879" calcext:value-type="float">
            <text:p>1.28E-05</text:p>
          </table:table-cell>
          <table:table-cell table:style-name="ce1" office:value-type="float" office:value="0.0000413152" calcext:value-type="float">
            <text:p>4.13E-05</text:p>
          </table:table-cell>
          <table:table-cell office:value-type="float" office:value="0.0001566943" calcext:value-type="float">
            <text:p>0.0001566943</text:p>
          </table:table-cell>
          <table:table-cell office:value-type="float" office:value="0.0001048622" calcext:value-type="float">
            <text:p>0.0001048622</text:p>
          </table:table-cell>
          <table:table-cell table:style-name="ce1" office:value-type="float" office:value="0.0000154322" calcext:value-type="float">
            <text:p>1.54E-05</text:p>
          </table:table-cell>
          <table:table-cell table:style-name="ce1" office:value-type="float" office:value="0.0000149008" calcext:value-type="float">
            <text:p>1.49E-05</text:p>
          </table:table-cell>
          <table:table-cell table:style-name="ce1" office:value-type="float" office:value="0.0000153476" calcext:value-type="float">
            <text:p>1.53E-05</text:p>
          </table:table-cell>
          <table:table-cell table:style-name="ce1" office:value-type="float" office:value="0.0000140295" calcext:value-type="float">
            <text:p>1.40E-05</text:p>
          </table:table-cell>
          <table:table-cell table:style-name="ce1" table:number-columns-repeated="8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 office:value-type="float" office:value="0.000057575" calcext:value-type="float">
            <text:p>5.76E-05</text:p>
          </table:table-cell>
          <table:table-cell table:style-name="ce1" office:value-type="float" office:value="0.0000749023" calcext:value-type="float">
            <text:p>7.49E-05</text:p>
          </table:table-cell>
          <table:table-cell office:value-type="float" office:value="0.001779621" calcext:value-type="float">
            <text:p>0.001779621</text:p>
          </table:table-cell>
          <table:table-cell office:value-type="float" office:value="0.0009212178" calcext:value-type="float">
            <text:p>0.0009212178</text:p>
          </table:table-cell>
          <table:table-cell table:style-name="ce1" office:value-type="float" office:value="0.000065294" calcext:value-type="float">
            <text:p>6.53E-05</text:p>
          </table:table-cell>
          <table:table-cell table:style-name="ce1" office:value-type="float" office:value="0.0000889091" calcext:value-type="float">
            <text:p>8.89E-05</text:p>
          </table:table-cell>
          <table:table-cell table:style-name="ce1" office:value-type="float" office:value="0.0000609667" calcext:value-type="float">
            <text:p>6.10E-05</text:p>
          </table:table-cell>
          <table:table-cell table:style-name="ce1" office:value-type="float" office:value="0.0000996395" calcext:value-type="float">
            <text:p>9.96E-05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0.0003313298" calcext:value-type="float">
            <text:p>0.0003313298</text:p>
          </table:table-cell>
          <table:table-cell office:value-type="float" office:value="0.0002715755" calcext:value-type="float">
            <text:p>0.0002715755</text:p>
          </table:table-cell>
          <table:table-cell office:value-type="float" office:value="0.02791561" calcext:value-type="float">
            <text:p>0.02791561</text:p>
          </table:table-cell>
          <table:table-cell office:value-type="float" office:value="0.01425346" calcext:value-type="float">
            <text:p>0.01425346</text:p>
          </table:table-cell>
          <table:table-cell office:value-type="float" office:value="0.0003260699" calcext:value-type="float">
            <text:p>0.0003260699</text:p>
          </table:table-cell>
          <table:table-cell office:value-type="float" office:value="0.0003775154" calcext:value-type="float">
            <text:p>0.0003775154</text:p>
          </table:table-cell>
          <table:table-cell office:value-type="float" office:value="0.0004042786" calcext:value-type="float">
            <text:p>0.0004042786</text:p>
          </table:table-cell>
          <table:table-cell office:value-type="float" office:value="0.0004365487" calcext:value-type="float">
            <text:p>0.0004365487</text:p>
          </table:table-cell>
          <table:table-cell table:number-columns-repeated="8"/>
        </table:table-row>
        <table:table-row table:style-name="ro1">
          <table:table-cell office:value-type="float" office:value="16381" calcext:value-type="float">
            <text:p>16381</text:p>
          </table:table-cell>
          <table:table-cell office:value-type="float" office:value="0.00104052" calcext:value-type="float">
            <text:p>0.00104052</text:p>
          </table:table-cell>
          <table:table-cell office:value-type="float" office:value="0.00110099" calcext:value-type="float">
            <text:p>0.00110099</text:p>
          </table:table-cell>
          <table:table-cell office:value-type="float" office:value="0.4449663" calcext:value-type="float">
            <text:p>0.4449663</text:p>
          </table:table-cell>
          <table:table-cell office:value-type="float" office:value="0.2198574" calcext:value-type="float">
            <text:p>0.2198574</text:p>
          </table:table-cell>
          <table:table-cell office:value-type="float" office:value="0.002211808" calcext:value-type="float">
            <text:p>0.002211808</text:p>
          </table:table-cell>
          <table:table-cell office:value-type="float" office:value="0.002332944" calcext:value-type="float">
            <text:p>0.002332944</text:p>
          </table:table-cell>
          <table:table-cell office:value-type="float" office:value="0.002303477" calcext:value-type="float">
            <text:p>0.002303477</text:p>
          </table:table-cell>
          <table:table-cell office:value-type="float" office:value="0.002410703" calcext:value-type="float">
            <text:p>0.002410703</text:p>
          </table:table-cell>
          <table:table-cell table:number-columns-repeated="8"/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float" office:value="0.008757283" calcext:value-type="float">
            <text:p>0.008757283</text:p>
          </table:table-cell>
          <table:table-cell office:value-type="float" office:value="0.00430367" calcext:value-type="float">
            <text:p>0.00430367</text:p>
          </table:table-cell>
          <table:table-cell office:value-type="float" office:value="7.040886" calcext:value-type="float">
            <text:p>7.040886</text:p>
          </table:table-cell>
          <table:table-cell office:value-type="float" office:value="3.487541" calcext:value-type="float">
            <text:p>3.487541</text:p>
          </table:table-cell>
          <table:table-cell office:value-type="float" office:value="0.009226765" calcext:value-type="float">
            <text:p>0.009226765</text:p>
          </table:table-cell>
          <table:table-cell office:value-type="float" office:value="0.009000429" calcext:value-type="float">
            <text:p>0.009000429</text:p>
          </table:table-cell>
          <table:table-cell office:value-type="float" office:value="0.008635668" calcext:value-type="float">
            <text:p>0.008635668</text:p>
          </table:table-cell>
          <table:table-cell office:value-type="float" office:value="0.008675646" calcext:value-type="float">
            <text:p>0.008675646</text:p>
          </table:table-cell>
          <table:table-cell table:number-columns-repeated="8"/>
        </table:table-row>
        <table:table-row table:style-name="ro1">
          <table:table-cell office:value-type="float" office:value="262139" calcext:value-type="float">
            <text:p>262139</text:p>
          </table:table-cell>
          <table:table-cell office:value-type="float" office:value="0.0477569714286" calcext:value-type="float">
            <text:p>0.0477569714286</text:p>
          </table:table-cell>
          <table:table-cell office:value-type="float" office:value="0.0169707833333" calcext:value-type="float">
            <text:p>0.0169707833333</text:p>
          </table:table-cell>
          <table:table-cell office:value-type="float" office:value="112.719333333" calcext:value-type="float">
            <text:p>112.719333333</text:p>
          </table:table-cell>
          <table:table-cell office:value-type="float" office:value="56.2364333333" calcext:value-type="float">
            <text:p>56.2364333333</text:p>
          </table:table-cell>
          <table:table-cell office:value-type="float" office:value="0.0415241333333" calcext:value-type="float">
            <text:p>0.0415241333333</text:p>
          </table:table-cell>
          <table:table-cell office:value-type="float" office:value="0.0383830166667" calcext:value-type="float">
            <text:p>0.0383830166667</text:p>
          </table:table-cell>
          <table:table-cell office:value-type="float" office:value="0.0399342" calcext:value-type="float">
            <text:p>0.0399342</text:p>
          </table:table-cell>
          <table:table-cell office:value-type="float" office:value="0.0394661833333" calcext:value-type="float">
            <text:p>0.0394661833333</text:p>
          </table:table-cell>
          <table:table-cell table:number-columns-repeated="8"/>
        </table:table-row>
      </table:table>
      <table:table table:name="powers2 2D" table:style-name="ta1">
        <table:table-column table:style-name="co1" table:number-columns-repeated="5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table:number-columns-repeated="2" office:value-type="string" calcext:value-type="string">
            <text:p>FFTW_C</text:p>
          </table:table-cell>
          <table:table-cell table:style-name="Default"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5235783" calcext:value-type="float">
            <text:p>0.005235783</text:p>
          </table:table-cell>
          <table:table-cell office:value-type="float" office:value="0.003551274" calcext:value-type="float">
            <text:p>0.003551274</text:p>
          </table:table-cell>
          <table:table-cell office:value-type="float" office:value="0.0135116" calcext:value-type="float">
            <text:p>0.0135116</text:p>
          </table:table-cell>
          <table:table-cell office:value-type="float" office:value="0.005154549" calcext:value-type="float">
            <text:p>0.005154549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263581" calcext:value-type="float">
            <text:p>0.0263581</text:p>
          </table:table-cell>
          <table:table-cell office:value-type="float" office:value="0.01563382" calcext:value-type="float">
            <text:p>0.01563382</text:p>
          </table:table-cell>
          <table:table-cell office:value-type="float" office:value="0.0673841" calcext:value-type="float">
            <text:p>0.0673841</text:p>
          </table:table-cell>
          <table:table-cell office:value-type="float" office:value="0.02588033" calcext:value-type="float">
            <text:p>0.02588033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1261226" calcext:value-type="float">
            <text:p>0.1261226</text:p>
          </table:table-cell>
          <table:table-cell office:value-type="float" office:value="0.08124142" calcext:value-type="float">
            <text:p>0.08124142</text:p>
          </table:table-cell>
          <table:table-cell office:value-type="float" office:value="0.5389002" calcext:value-type="float">
            <text:p>0.5389002</text:p>
          </table:table-cell>
          <table:table-cell office:value-type="float" office:value="0.1458343" calcext:value-type="float">
            <text:p>0.1458343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3049491" calcext:value-type="float">
            <text:p>0.3049491</text:p>
          </table:table-cell>
          <table:table-cell office:value-type="float" office:value="3.13123" calcext:value-type="float">
            <text:p>3.13123</text:p>
          </table:table-cell>
          <table:table-cell office:value-type="float" office:value="0.4981821" calcext:value-type="float">
            <text:p>0.498182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82437" calcext:value-type="float">
            <text:p>2.82437</text:p>
          </table:table-cell>
          <table:table-cell office:value-type="float" office:value="1.309967" calcext:value-type="float">
            <text:p>1.309967</text:p>
          </table:table-cell>
          <table:table-cell office:value-type="float" office:value="13.1252" calcext:value-type="float">
            <text:p>13.1252</text:p>
          </table:table-cell>
          <table:table-cell office:value-type="float" office:value="2.461114" calcext:value-type="float">
            <text:p>2.461114</text:p>
          </table:table-cell>
          <table:table-cell table:style-name="Default" table:number-columns-repeated="3"/>
          <table:table-cell/>
        </table:table-row>
      </table:table>
      <table:table table:name="Product integers 2D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5523285" calcext:value-type="float">
            <text:p>0.005523285</text:p>
          </table:table-cell>
          <table:table-cell office:value-type="float" office:value="0.003514255" calcext:value-type="float">
            <text:p>0.003514255</text:p>
          </table:table-cell>
          <table:table-cell office:value-type="float" office:value="0.00947753" calcext:value-type="float">
            <text:p>0.00947753</text:p>
          </table:table-cell>
          <table:table-cell office:value-type="float" office:value="0.005160761" calcext:value-type="float">
            <text:p>0.00516076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3070985" calcext:value-type="float">
            <text:p>0.03070985</text:p>
          </table:table-cell>
          <table:table-cell office:value-type="float" office:value="0.02185386" calcext:value-type="float">
            <text:p>0.02185386</text:p>
          </table:table-cell>
          <table:table-cell office:value-type="float" office:value="0.05859968" calcext:value-type="float">
            <text:p>0.05859968</text:p>
          </table:table-cell>
          <table:table-cell office:value-type="float" office:value="0.02797286" calcext:value-type="float">
            <text:p>0.02797286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1330128" calcext:value-type="float">
            <text:p>0.1330128</text:p>
          </table:table-cell>
          <table:table-cell office:value-type="float" office:value="0.07831951" calcext:value-type="float">
            <text:p>0.07831951</text:p>
          </table:table-cell>
          <table:table-cell office:value-type="float" office:value="0.2804938" calcext:value-type="float">
            <text:p>0.2804938</text:p>
          </table:table-cell>
          <table:table-cell office:value-type="float" office:value="0.1158872" calcext:value-type="float">
            <text:p>0.1158872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6950349" calcext:value-type="float">
            <text:p>0.6950349</text:p>
          </table:table-cell>
          <table:table-cell office:value-type="float" office:value="0.3309045" calcext:value-type="float">
            <text:p>0.3309045</text:p>
          </table:table-cell>
          <table:table-cell office:value-type="float" office:value="1.225593" calcext:value-type="float">
            <text:p>1.225593</text:p>
          </table:table-cell>
          <table:table-cell office:value-type="float" office:value="0.4981744" calcext:value-type="float">
            <text:p>0.4981744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3.011899" calcext:value-type="float">
            <text:p>3.011899</text:p>
          </table:table-cell>
          <table:table-cell office:value-type="float" office:value="1.413617" calcext:value-type="float">
            <text:p>1.413617</text:p>
          </table:table-cell>
          <table:table-cell office:value-type="float" office:value="7.62265" calcext:value-type="float">
            <text:p>7.62265</text:p>
          </table:table-cell>
          <table:table-cell office:value-type="float" office:value="2.156592" calcext:value-type="float">
            <text:p>2.156592</text:p>
          </table:table-cell>
        </table:table-row>
      </table:table>
      <table:table table:name="Primes 2D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226438" calcext:value-type="float">
            <text:p>0.0226438</text:p>
          </table:table-cell>
          <table:table-cell office:value-type="float" office:value="0.009125734" calcext:value-type="float">
            <text:p>0.009125734</text:p>
          </table:table-cell>
          <table:table-cell office:value-type="float" office:value="0.02894415" calcext:value-type="float">
            <text:p>0.02894415</text:p>
          </table:table-cell>
          <table:table-cell office:value-type="float" office:value="0.01149818" calcext:value-type="float">
            <text:p>0.01149818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909633" calcext:value-type="float">
            <text:p>0.0909633</text:p>
          </table:table-cell>
          <table:table-cell office:value-type="float" office:value="0.0430231" calcext:value-type="float">
            <text:p>0.0430231</text:p>
          </table:table-cell>
          <table:table-cell office:value-type="float" office:value="0.1385472" calcext:value-type="float">
            <text:p>0.1385472</text:p>
          </table:table-cell>
          <table:table-cell office:value-type="float" office:value="0.05621326" calcext:value-type="float">
            <text:p>0.05621326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4401041" calcext:value-type="float">
            <text:p>0.4401041</text:p>
          </table:table-cell>
          <table:table-cell office:value-type="float" office:value="0.1843074" calcext:value-type="float">
            <text:p>0.1843074</text:p>
          </table:table-cell>
          <table:table-cell office:value-type="float" office:value="0.5821792" calcext:value-type="float">
            <text:p>0.5821792</text:p>
          </table:table-cell>
          <table:table-cell office:value-type="float" office:value="0.247972" calcext:value-type="float">
            <text:p>0.247972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2.075254" calcext:value-type="float">
            <text:p>2.075254</text:p>
          </table:table-cell>
          <table:table-cell office:value-type="float" office:value="0.9018161" calcext:value-type="float">
            <text:p>0.9018161</text:p>
          </table:table-cell>
          <table:table-cell office:value-type="float" office:value="2.767856" calcext:value-type="float">
            <text:p>2.767856</text:p>
          </table:table-cell>
          <table:table-cell office:value-type="float" office:value="1.202456" calcext:value-type="float">
            <text:p>1.202456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8.893726" calcext:value-type="float">
            <text:p>8.893726</text:p>
          </table:table-cell>
          <table:table-cell office:value-type="float" office:value="3.96875" calcext:value-type="float">
            <text:p>3.96875</text:p>
          </table:table-cell>
          <table:table-cell office:value-type="float" office:value="14.04656" calcext:value-type="float">
            <text:p>14.04656</text:p>
          </table:table-cell>
          <table:table-cell office:value-type="float" office:value="5.31205" calcext:value-type="float">
            <text:p>5.31205</text:p>
          </table:table-cell>
          <table:table-cell table:number-columns-repeated="4"/>
        </table:table-row>
      </table:table>
      <table:table table:name="powers2 3D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5444567" calcext:value-type="float">
            <text:p>0.0005444567</text:p>
          </table:table-cell>
          <table:table-cell office:value-type="float" office:value="0.000555924" calcext:value-type="float">
            <text:p>0.000555924</text:p>
          </table:table-cell>
          <table:table-cell office:value-type="float" office:value="0.001096366" calcext:value-type="float">
            <text:p>0.001096366</text:p>
          </table:table-cell>
          <table:table-cell office:value-type="float" office:value="0.0005826037" calcext:value-type="float">
            <text:p>0.0005826037</text:p>
          </table:table-cell>
          <table:table-cell table:number-columns-repeated="5"/>
          <table:table-cell table:style-name="ce1"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4781796" calcext:value-type="float">
            <text:p>0.004781796</text:p>
          </table:table-cell>
          <table:table-cell office:value-type="float" office:value="0.003584742" calcext:value-type="float">
            <text:p>0.003584742</text:p>
          </table:table-cell>
          <table:table-cell office:value-type="float" office:value="0.01134562" calcext:value-type="float">
            <text:p>0.01134562</text:p>
          </table:table-cell>
          <table:table-cell office:value-type="float" office:value="0.00492682" calcext:value-type="float">
            <text:p>0.00492682</text:p>
          </table:table-cell>
          <table:table-cell table:number-columns-repeated="5"/>
          <table:table-cell table:style-name="ce1"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268307" calcext:value-type="float">
            <text:p>0.05268307</text:p>
          </table:table-cell>
          <table:table-cell office:value-type="float" office:value="0.02980131" calcext:value-type="float">
            <text:p>0.02980131</text:p>
          </table:table-cell>
          <table:table-cell office:value-type="float" office:value="0.1676581" calcext:value-type="float">
            <text:p>0.1676581</text:p>
          </table:table-cell>
          <table:table-cell office:value-type="float" office:value="0.05094501" calcext:value-type="float">
            <text:p>0.05094501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325982" calcext:value-type="float">
            <text:p>0.5325982</text:p>
          </table:table-cell>
          <table:table-cell office:value-type="float" office:value="0.2821865" calcext:value-type="float">
            <text:p>0.2821865</text:p>
          </table:table-cell>
          <table:table-cell office:value-type="float" office:value="2.123512" calcext:value-type="float">
            <text:p>2.123512</text:p>
          </table:table-cell>
          <table:table-cell office:value-type="float" office:value="0.5067566" calcext:value-type="float">
            <text:p>0.5067566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511995" calcext:value-type="float">
            <text:p>5.511995</text:p>
          </table:table-cell>
          <table:table-cell office:value-type="float" office:value="2.533828" calcext:value-type="float">
            <text:p>2.533828</text:p>
          </table:table-cell>
          <table:table-cell office:value-type="float" office:value="39.93017" calcext:value-type="float">
            <text:p>39.93017</text:p>
          </table:table-cell>
          <table:table-cell office:value-type="float" office:value="6.347201" calcext:value-type="float">
            <text:p>6.347201</text:p>
          </table:table-cell>
          <table:table-cell table:number-columns-repeated="8"/>
        </table:table-row>
      </table:table>
      <table:table table:name="Product integers 3D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761127" calcext:value-type="float">
            <text:p>0.0005761127</text:p>
          </table:table-cell>
          <table:table-cell office:value-type="float" office:value="0.000456553" calcext:value-type="float">
            <text:p>0.000456553</text:p>
          </table:table-cell>
          <table:table-cell office:value-type="float" office:value="0.0008502461" calcext:value-type="float">
            <text:p>0.0008502461</text:p>
          </table:table-cell>
          <table:table-cell office:value-type="float" office:value="0.0006087344" calcext:value-type="float">
            <text:p>0.0006087344</text:p>
          </table:table-cell>
          <table:table-cell table:number-columns-repeated="6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8010798" calcext:value-type="float">
            <text:p>0.008010798</text:p>
          </table:table-cell>
          <table:table-cell office:value-type="float" office:value="0.005169351" calcext:value-type="float">
            <text:p>0.005169351</text:p>
          </table:table-cell>
          <table:table-cell office:value-type="float" office:value="0.01345987" calcext:value-type="float">
            <text:p>0.01345987</text:p>
          </table:table-cell>
          <table:table-cell office:value-type="float" office:value="0.00743306" calcext:value-type="float">
            <text:p>0.00743306</text:p>
          </table:table-cell>
          <table:table-cell table:number-columns-repeated="6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3263083" calcext:value-type="float">
            <text:p>0.03263083</text:p>
          </table:table-cell>
          <table:table-cell office:value-type="float" office:value="0.02325639" calcext:value-type="float">
            <text:p>0.02325639</text:p>
          </table:table-cell>
          <table:table-cell office:value-type="float" office:value="0.06339327" calcext:value-type="float">
            <text:p>0.06339327</text:p>
          </table:table-cell>
          <table:table-cell office:value-type="float" office:value="0.02657502" calcext:value-type="float">
            <text:p>0.02657502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932085" calcext:value-type="float">
            <text:p>0.2932085</text:p>
          </table:table-cell>
          <table:table-cell office:value-type="float" office:value="0.1623849" calcext:value-type="float">
            <text:p>0.1623849</text:p>
          </table:table-cell>
          <table:table-cell office:value-type="float" office:value="0.5275527" calcext:value-type="float">
            <text:p>0.5275527</text:p>
          </table:table-cell>
          <table:table-cell office:value-type="float" office:value="0.2459314" calcext:value-type="float">
            <text:p>0.2459314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.451436" calcext:value-type="float">
            <text:p>2.451436</text:p>
          </table:table-cell>
          <table:table-cell office:value-type="float" office:value="1.409107" calcext:value-type="float">
            <text:p>1.409107</text:p>
          </table:table-cell>
          <table:table-cell office:value-type="float" office:value="4.935318" calcext:value-type="float">
            <text:p>4.935318</text:p>
          </table:table-cell>
          <table:table-cell office:value-type="float" office:value="2.246478" calcext:value-type="float">
            <text:p>2.246478</text:p>
          </table:table-cell>
          <table:table-cell table:number-columns-repeated="8"/>
        </table:table-row>
      </table:table>
      <table:table table:name="Primes 3D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N</text:p>
          </table:table-cell>
          <table:table-cell office:value-type="string" calcext:value-type="string">
            <text:p>FFTW_R</text:p>
          </table:table-cell>
          <table:table-cell office:value-type="string" calcext:value-type="string">
            <text:p>MKL_R</text:p>
          </table:table-cell>
          <table:table-cell office:value-type="string" calcext:value-type="string">
            <text:p>FFTW_C</text:p>
          </table:table-cell>
          <table:table-cell office:value-type="string" calcext:value-type="string">
            <text:p>MKL_C</text:p>
          </table:table-cell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0008426" calcext:value-type="float">
            <text:p>0.0010008426</text:p>
          </table:table-cell>
          <table:table-cell office:value-type="float" office:value="0.0009882976" calcext:value-type="float">
            <text:p>0.0009882976</text:p>
          </table:table-cell>
          <table:table-cell office:value-type="float" office:value="0.001512168" calcext:value-type="float">
            <text:p>0.001512168</text:p>
          </table:table-cell>
          <table:table-cell office:value-type="float" office:value="0.001292607" calcext:value-type="float">
            <text:p>0.001292607</text:p>
          </table:table-cell>
          <table:table-cell/>
          <table:table-cell table:style-name="ce1"/>
          <table:table-cell table:number-columns-repeated="5"/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524421" calcext:value-type="float">
            <text:p>0.01524421</text:p>
          </table:table-cell>
          <table:table-cell office:value-type="float" office:value="0.01343165" calcext:value-type="float">
            <text:p>0.01343165</text:p>
          </table:table-cell>
          <table:table-cell office:value-type="float" office:value="0.03024371" calcext:value-type="float">
            <text:p>0.03024371</text:p>
          </table:table-cell>
          <table:table-cell office:value-type="float" office:value="0.01540736" calcext:value-type="float">
            <text:p>0.01540736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71178" calcext:value-type="float">
            <text:p>0.171178</text:p>
          </table:table-cell>
          <table:table-cell office:value-type="float" office:value="0.07494269" calcext:value-type="float">
            <text:p>0.07494269</text:p>
          </table:table-cell>
          <table:table-cell office:value-type="float" office:value="0.2905808" calcext:value-type="float">
            <text:p>0.2905808</text:p>
          </table:table-cell>
          <table:table-cell office:value-type="float" office:value="0.1061443" calcext:value-type="float">
            <text:p>0.1061443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659281" calcext:value-type="float">
            <text:p>1.659281</text:p>
          </table:table-cell>
          <table:table-cell office:value-type="float" office:value="0.8771153" calcext:value-type="float">
            <text:p>0.8771153</text:p>
          </table:table-cell>
          <table:table-cell office:value-type="float" office:value="2.618549" calcext:value-type="float">
            <text:p>2.618549</text:p>
          </table:table-cell>
          <table:table-cell office:value-type="float" office:value="1.275801" calcext:value-type="float">
            <text:p>1.275801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5.9577" calcext:value-type="float">
            <text:p>15.9577</text:p>
          </table:table-cell>
          <table:table-cell office:value-type="float" office:value="6.139677" calcext:value-type="float">
            <text:p>6.139677</text:p>
          </table:table-cell>
          <table:table-cell office:value-type="float" office:value="22.63416" calcext:value-type="float">
            <text:p>22.63416</text:p>
          </table:table-cell>
          <table:table-cell office:value-type="float" office:value="8.786605" calcext:value-type="float">
            <text:p>8.786605</text:p>
          </table:table-cell>
          <table:table-cell table:number-columns-repeated="8"/>
        </table:table-row>
      </table:table>
      <table:table table:name="Flatnes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3D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 table:number-rows-repeated="6">
          <table:table-cell table:number-columns-repeated="13"/>
          <table:table-cell table:style-name="Default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office:value-type="string" calcext:value-type="string">
            <text:p>N_X</text:p>
          </table:table-cell>
          <table:table-cell office:value-type="string" calcext:value-type="string">
            <text:p>N_Y</text:p>
          </table:table-cell>
          <table:table-cell office:value-type="string" calcext:value-type="string">
            <text:p>N_Z</text:p>
          </table:table-cell>
          <table:table-cell table:style-name="ce3" office:value-type="string" calcext:value-type="string">
            <text:p># F</text:p>
          </table:table-cell>
          <table:table-cell table:style-name="ce3" office:value-type="string" calcext:value-type="string">
            <text:p>3DFFTWR_AVG</text:p>
          </table:table-cell>
          <table:table-cell table:style-name="ce3" office:value-type="string" calcext:value-type="string">
            <text:p>3DFFTWR_STD</text:p>
          </table:table-cell>
          <table:table-cell table:style-name="ce3" office:value-type="string" calcext:value-type="string">
            <text:p>3DMKLR_AVG</text:p>
          </table:table-cell>
          <table:table-cell table:style-name="ce3" office:value-type="string" calcext:value-type="string">
            <text:p>3DMKLR_STD</text:p>
          </table:table-cell>
          <table:table-cell table:style-name="ce3" office:value-type="string" calcext:value-type="string">
            <text:p>3DFFTWC_AVG</text:p>
          </table:table-cell>
          <table:table-cell table:style-name="ce3" office:value-type="string" calcext:value-type="string">
            <text:p>3DFFTWC_STD</text:p>
          </table:table-cell>
          <table:table-cell table:style-name="ce3" office:value-type="string" calcext:value-type="string">
            <text:p>3DMKLC_AVG</text:p>
          </table:table-cell>
          <table:table-cell table:style-name="ce3" office:value-type="string" calcext:value-type="string">
            <text:p>3DMKLC_STD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formula="of:=[.A10]/2" office:value-type="float" office:value="1" calcext:value-type="float">
            <text:p>1</text:p>
          </table:table-cell>
          <table:table-cell table:formula="of:=[.A9]" office:value-type="float" office:value="1" calcext:value-type="float">
            <text:p>1</text:p>
          </table:table-cell>
          <table:table-cell table:formula="of:=[.C10]*4" office:value-type="float" office:value="134217728" calcext:value-type="float">
            <text:p>134217728</text:p>
          </table:table-cell>
          <table:table-cell table:style-name="ce3" table:formula="of:=[.C9]/[.A9]" office:value-type="float" office:value="134217728" calcext:value-type="float">
            <text:p>134217728</text:p>
          </table:table-cell>
          <table:table-cell table:style-name="ce3" office:value-type="float" office:value="8.875689" calcext:value-type="float">
            <text:p>8.875689</text:p>
          </table:table-cell>
          <table:table-cell table:style-name="ce3" office:value-type="float" office:value="0.421380520497" calcext:value-type="float">
            <text:p>0.421380520497</text:p>
          </table:table-cell>
          <table:table-cell table:style-name="ce3" office:value-type="float" office:value="1.022756" calcext:value-type="float">
            <text:p>1.022756</text:p>
          </table:table-cell>
          <table:table-cell table:style-name="ce3" office:value-type="float" office:value="0.00201257822484" calcext:value-type="float">
            <text:p>0.00201257822484</text:p>
          </table:table-cell>
          <table:table-cell table:style-name="ce3" office:value-type="float" office:value="18.1186" calcext:value-type="float">
            <text:p>18.1186</text:p>
          </table:table-cell>
          <table:table-cell table:style-name="ce3" office:value-type="float" office:value="0.265875731206" calcext:value-type="float">
            <text:p>0.265875731206</text:p>
          </table:table-cell>
          <table:table-cell table:style-name="ce3" office:value-type="float" office:value="7.291365" calcext:value-type="float">
            <text:p>7.291365</text:p>
          </table:table-cell>
          <table:table-cell table:style-name="ce3" office:value-type="float" office:value="0.0389142165539" calcext:value-type="float">
            <text:p>0.0389142165539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2"/>
        </table:table-row>
        <table:table-row table:style-name="ro1">
          <table:table-cell table:formula="of:=[.A11]/2" office:value-type="float" office:value="2" calcext:value-type="float">
            <text:p>2</text:p>
          </table:table-cell>
          <table:table-cell table:formula="of:=[.A10]" office:value-type="float" office:value="2" calcext:value-type="float">
            <text:p>2</text:p>
          </table:table-cell>
          <table:table-cell table:formula="of:=[.C11]*4" office:value-type="float" office:value="33554432" calcext:value-type="float">
            <text:p>33554432</text:p>
          </table:table-cell>
          <table:table-cell table:style-name="ce3" table:formula="of:=[.C10]/[.A10]" office:value-type="float" office:value="16777216" calcext:value-type="float">
            <text:p>16777216</text:p>
          </table:table-cell>
          <table:table-cell table:style-name="ce3" office:value-type="float" office:value="9.034367" calcext:value-type="float">
            <text:p>9.034367</text:p>
          </table:table-cell>
          <table:table-cell table:style-name="ce3" office:value-type="float" office:value="0.125927684985" calcext:value-type="float">
            <text:p>0.125927684985</text:p>
          </table:table-cell>
          <table:table-cell table:style-name="ce3" office:value-type="float" office:value="3.941611" calcext:value-type="float">
            <text:p>3.941611</text:p>
          </table:table-cell>
          <table:table-cell table:style-name="ce3" office:value-type="float" office:value="0.0133680003075" calcext:value-type="float">
            <text:p>0.0133680003075</text:p>
          </table:table-cell>
          <table:table-cell table:style-name="ce3" office:value-type="float" office:value="18.42411" calcext:value-type="float">
            <text:p>18.42411</text:p>
          </table:table-cell>
          <table:table-cell table:style-name="ce3" office:value-type="float" office:value="0.0238098695689" calcext:value-type="float">
            <text:p>0.0238098695689</text:p>
          </table:table-cell>
          <table:table-cell table:style-name="ce3" office:value-type="float" office:value="6.095045" calcext:value-type="float">
            <text:p>6.095045</text:p>
          </table:table-cell>
          <table:table-cell table:style-name="ce3" office:value-type="float" office:value="0.0235328395841" calcext:value-type="float">
            <text:p>0.0235328395841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2"/>
        </table:table-row>
        <table:table-row table:style-name="ro1">
          <table:table-cell table:formula="of:=[.A12]/2" office:value-type="float" office:value="4" calcext:value-type="float">
            <text:p>4</text:p>
          </table:table-cell>
          <table:table-cell table:formula="of:=[.A11]" office:value-type="float" office:value="4" calcext:value-type="float">
            <text:p>4</text:p>
          </table:table-cell>
          <table:table-cell table:formula="of:=[.C12]*4" office:value-type="float" office:value="8388608" calcext:value-type="float">
            <text:p>8388608</text:p>
          </table:table-cell>
          <table:table-cell table:style-name="ce3" table:formula="of:=[.C11]/[.A11]" office:value-type="float" office:value="2097152" calcext:value-type="float">
            <text:p>2097152</text:p>
          </table:table-cell>
          <table:table-cell table:style-name="ce3" office:value-type="float" office:value="8.278034" calcext:value-type="float">
            <text:p>8.278034</text:p>
          </table:table-cell>
          <table:table-cell table:style-name="ce3" office:value-type="float" office:value="0.0379804690159" calcext:value-type="float">
            <text:p>0.0379804690159</text:p>
          </table:table-cell>
          <table:table-cell table:style-name="ce3" office:value-type="float" office:value="3.182219" calcext:value-type="float">
            <text:p>3.182219</text:p>
          </table:table-cell>
          <table:table-cell table:style-name="ce3" office:value-type="float" office:value="0.015948581581" calcext:value-type="float">
            <text:p>0.015948581581</text:p>
          </table:table-cell>
          <table:table-cell table:style-name="ce3" office:value-type="float" office:value="17.01863" calcext:value-type="float">
            <text:p>17.01863</text:p>
          </table:table-cell>
          <table:table-cell table:style-name="ce3" office:value-type="float" office:value="0.0301738315617" calcext:value-type="float">
            <text:p>0.0301738315617</text:p>
          </table:table-cell>
          <table:table-cell table:style-name="ce3" office:value-type="float" office:value="5.121779" calcext:value-type="float">
            <text:p>5.121779</text:p>
          </table:table-cell>
          <table:table-cell table:style-name="ce3" office:value-type="float" office:value="0.0198583228843" calcext:value-type="float">
            <text:p>0.0198583228843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2"/>
        </table:table-row>
        <table:table-row table:style-name="ro1">
          <table:table-cell table:formula="of:=[.A13]/2" office:value-type="float" office:value="8" calcext:value-type="float">
            <text:p>8</text:p>
          </table:table-cell>
          <table:table-cell table:formula="of:=[.A12]" office:value-type="float" office:value="8" calcext:value-type="float">
            <text:p>8</text:p>
          </table:table-cell>
          <table:table-cell table:formula="of:=[.C13]*4" office:value-type="float" office:value="2097152" calcext:value-type="float">
            <text:p>2097152</text:p>
          </table:table-cell>
          <table:table-cell table:style-name="ce3" table:formula="of:=[.C12]/[.A12]" office:value-type="float" office:value="262144" calcext:value-type="float">
            <text:p>262144</text:p>
          </table:table-cell>
          <table:table-cell table:style-name="ce3" office:value-type="float" office:value="5.03564" calcext:value-type="float">
            <text:p>5.03564</text:p>
          </table:table-cell>
          <table:table-cell table:style-name="ce3" office:value-type="float" office:value="0.021521613942" calcext:value-type="float">
            <text:p>0.021521613942</text:p>
          </table:table-cell>
          <table:table-cell table:style-name="ce3" office:value-type="float" office:value="3.01062" calcext:value-type="float">
            <text:p>3.01062</text:p>
          </table:table-cell>
          <table:table-cell table:style-name="ce3" office:value-type="float" office:value="0.0229989917653" calcext:value-type="float">
            <text:p>0.0229989917653</text:p>
          </table:table-cell>
          <table:table-cell table:style-name="ce3" office:value-type="float" office:value="14.9037" calcext:value-type="float">
            <text:p>14.9037</text:p>
          </table:table-cell>
          <table:table-cell table:style-name="ce3" office:value-type="float" office:value="0.0344995008015" calcext:value-type="float">
            <text:p>0.0344995008015</text:p>
          </table:table-cell>
          <table:table-cell table:style-name="ce3" office:value-type="float" office:value="4.574" calcext:value-type="float">
            <text:p>4.574</text:p>
          </table:table-cell>
          <table:table-cell table:style-name="ce3" office:value-type="float" office:value="0.0259917854545" calcext:value-type="float">
            <text:p>0.0259917854545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2"/>
        </table:table-row>
        <table:table-row table:style-name="ro1">
          <table:table-cell table:formula="of:=[.A14]/2" office:value-type="float" office:value="16" calcext:value-type="float">
            <text:p>16</text:p>
          </table:table-cell>
          <table:table-cell table:formula="of:=[.A13]" office:value-type="float" office:value="16" calcext:value-type="float">
            <text:p>16</text:p>
          </table:table-cell>
          <table:table-cell table:formula="of:=[.C14]*4" office:value-type="float" office:value="524288" calcext:value-type="float">
            <text:p>524288</text:p>
          </table:table-cell>
          <table:table-cell table:style-name="ce3" table:formula="of:=[.C13]/[.A13]" office:value-type="float" office:value="32768" calcext:value-type="float">
            <text:p>32768</text:p>
          </table:table-cell>
          <table:table-cell table:style-name="ce3" office:value-type="float" office:value="6.032461" calcext:value-type="float">
            <text:p>6.032461</text:p>
          </table:table-cell>
          <table:table-cell table:style-name="ce3" office:value-type="float" office:value="0.025191083277" calcext:value-type="float">
            <text:p>0.025191083277</text:p>
          </table:table-cell>
          <table:table-cell table:style-name="ce3" office:value-type="float" office:value="3.106594" calcext:value-type="float">
            <text:p>3.106594</text:p>
          </table:table-cell>
          <table:table-cell table:style-name="ce3" office:value-type="float" office:value="0.0102966868458" calcext:value-type="float">
            <text:p>0.0102966868458</text:p>
          </table:table-cell>
          <table:table-cell table:style-name="ce3" office:value-type="float" office:value="12.28696" calcext:value-type="float">
            <text:p>12.28696</text:p>
          </table:table-cell>
          <table:table-cell table:style-name="ce3" office:value-type="float" office:value="0.0681935024601" calcext:value-type="float">
            <text:p>0.0681935024601</text:p>
          </table:table-cell>
          <table:table-cell table:style-name="ce3" office:value-type="float" office:value="5.173087" calcext:value-type="float">
            <text:p>5.173087</text:p>
          </table:table-cell>
          <table:table-cell table:style-name="ce3" office:value-type="float" office:value="0.0508098240829" calcext:value-type="float">
            <text:p>0.0508098240829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2"/>
        </table:table-row>
        <table:table-row table:style-name="ro1">
          <table:table-cell table:formula="of:=[.A15]/2" office:value-type="float" office:value="32" calcext:value-type="float">
            <text:p>32</text:p>
          </table:table-cell>
          <table:table-cell table:formula="of:=[.A14]" office:value-type="float" office:value="32" calcext:value-type="float">
            <text:p>32</text:p>
          </table:table-cell>
          <table:table-cell table:formula="of:=[.C15]*4" office:value-type="float" office:value="131072" calcext:value-type="float">
            <text:p>131072</text:p>
          </table:table-cell>
          <table:table-cell table:style-name="ce3" table:formula="of:=[.C14]/[.A14]" office:value-type="float" office:value="4096" calcext:value-type="float">
            <text:p>4096</text:p>
          </table:table-cell>
          <table:table-cell table:style-name="ce3" office:value-type="float" office:value="5.731875" calcext:value-type="float">
            <text:p>5.731875</text:p>
          </table:table-cell>
          <table:table-cell table:style-name="ce3" office:value-type="float" office:value="0.032104693409" calcext:value-type="float">
            <text:p>0.032104693409</text:p>
          </table:table-cell>
          <table:table-cell table:style-name="ce3" office:value-type="float" office:value="3.29879" calcext:value-type="float">
            <text:p>3.29879</text:p>
          </table:table-cell>
          <table:table-cell table:style-name="ce3" office:value-type="float" office:value="0.0281407016417" calcext:value-type="float">
            <text:p>0.0281407016417</text:p>
          </table:table-cell>
          <table:table-cell table:style-name="ce3" office:value-type="float" office:value="14.69727" calcext:value-type="float">
            <text:p>14.69727</text:p>
          </table:table-cell>
          <table:table-cell table:style-name="ce3" office:value-type="float" office:value="0.74853155066" calcext:value-type="float">
            <text:p>0.74853155066</text:p>
          </table:table-cell>
          <table:table-cell table:style-name="ce3" office:value-type="float" office:value="5.799409" calcext:value-type="float">
            <text:p>5.799409</text:p>
          </table:table-cell>
          <table:table-cell table:style-name="ce3" office:value-type="float" office:value="0.109526386313" calcext:value-type="float">
            <text:p>0.109526386313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2"/>
        </table:table-row>
        <table:table-row table:style-name="ro1">
          <table:table-cell table:formula="of:=[.A16]/2" office:value-type="float" office:value="64" calcext:value-type="float">
            <text:p>64</text:p>
          </table:table-cell>
          <table:table-cell table:formula="of:=[.A15]" office:value-type="float" office:value="64" calcext:value-type="float">
            <text:p>64</text:p>
          </table:table-cell>
          <table:table-cell table:formula="of:=[.C16]*4" office:value-type="float" office:value="32768" calcext:value-type="float">
            <text:p>32768</text:p>
          </table:table-cell>
          <table:table-cell table:style-name="ce3" table:formula="of:=[.C15]/[.A15]" office:value-type="float" office:value="512" calcext:value-type="float">
            <text:p>512</text:p>
          </table:table-cell>
          <table:table-cell table:style-name="ce3" office:value-type="float" office:value="4.771501" calcext:value-type="float">
            <text:p>4.771501</text:p>
          </table:table-cell>
          <table:table-cell table:style-name="ce3" office:value-type="float" office:value="0.0800527679374" calcext:value-type="float">
            <text:p>0.0800527679374</text:p>
          </table:table-cell>
          <table:table-cell table:style-name="ce3" office:value-type="float" office:value="3.099214" calcext:value-type="float">
            <text:p>3.099214</text:p>
          </table:table-cell>
          <table:table-cell table:style-name="ce3" office:value-type="float" office:value="0.0195153109122" calcext:value-type="float">
            <text:p>0.0195153109122</text:p>
          </table:table-cell>
          <table:table-cell table:style-name="ce3" office:value-type="float" office:value="16.3963" calcext:value-type="float">
            <text:p>16.3963</text:p>
          </table:table-cell>
          <table:table-cell table:style-name="ce3" office:value-type="float" office:value="0.282512088237" calcext:value-type="float">
            <text:p>0.282512088237</text:p>
          </table:table-cell>
          <table:table-cell table:style-name="ce3" office:value-type="float" office:value="6.192783" calcext:value-type="float">
            <text:p>6.192783</text:p>
          </table:table-cell>
          <table:table-cell table:style-name="ce3" office:value-type="float" office:value="0.0258034950475" calcext:value-type="float">
            <text:p>0.0258034950475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2"/>
        </table:table-row>
        <table:table-row table:style-name="ro1">
          <table:table-cell table:formula="of:=[.A17]/2" office:value-type="float" office:value="128" calcext:value-type="float">
            <text:p>128</text:p>
          </table:table-cell>
          <table:table-cell table:formula="of:=[.A16]" office:value-type="float" office:value="128" calcext:value-type="float">
            <text:p>128</text:p>
          </table:table-cell>
          <table:table-cell table:formula="of:=[.C17]*4" office:value-type="float" office:value="8192" calcext:value-type="float">
            <text:p>8192</text:p>
          </table:table-cell>
          <table:table-cell table:style-name="ce3" table:formula="of:=[.C16]/[.A16]" office:value-type="float" office:value="64" calcext:value-type="float">
            <text:p>64</text:p>
          </table:table-cell>
          <table:table-cell table:style-name="ce3" office:value-type="float" office:value="5.439363" calcext:value-type="float">
            <text:p>5.439363</text:p>
          </table:table-cell>
          <table:table-cell table:style-name="ce3" office:value-type="float" office:value="0.0557199013021" calcext:value-type="float">
            <text:p>0.0557199013021</text:p>
          </table:table-cell>
          <table:table-cell table:style-name="ce3" office:value-type="float" office:value="2.841473" calcext:value-type="float">
            <text:p>2.841473</text:p>
          </table:table-cell>
          <table:table-cell table:style-name="ce3" office:value-type="float" office:value="0.0170217926005" calcext:value-type="float">
            <text:p>0.0170217926005</text:p>
          </table:table-cell>
          <table:table-cell table:style-name="ce3" office:value-type="float" office:value="21.53156" calcext:value-type="float">
            <text:p>21.53156</text:p>
          </table:table-cell>
          <table:table-cell table:style-name="ce3" office:value-type="float" office:value="0.311452279919" calcext:value-type="float">
            <text:p>0.311452279919</text:p>
          </table:table-cell>
          <table:table-cell table:style-name="ce3" office:value-type="float" office:value="5.89083" calcext:value-type="float">
            <text:p>5.89083</text:p>
          </table:table-cell>
          <table:table-cell table:style-name="ce3" office:value-type="float" office:value="0.0248574661263" calcext:value-type="float">
            <text:p>0.0248574661263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2"/>
        </table:table-row>
        <table:table-row table:style-name="ro1">
          <table:table-cell table:formula="of:=[.A18]/2" office:value-type="float" office:value="256" calcext:value-type="float">
            <text:p>256</text:p>
          </table:table-cell>
          <table:table-cell table:formula="of:=[.A17]" office:value-type="float" office:value="256" calcext:value-type="float">
            <text:p>256</text:p>
          </table:table-cell>
          <table:table-cell table:formula="of:=[.C18]*4" office:value-type="float" office:value="2048" calcext:value-type="float">
            <text:p>2048</text:p>
          </table:table-cell>
          <table:table-cell table:style-name="ce3" table:formula="of:=[.C17]/[.A17]" office:value-type="float" office:value="8" calcext:value-type="float">
            <text:p>8</text:p>
          </table:table-cell>
          <table:table-cell table:style-name="ce3" office:value-type="float" office:value="4.875776" calcext:value-type="float">
            <text:p>4.875776</text:p>
          </table:table-cell>
          <table:table-cell table:style-name="ce3" office:value-type="float" office:value="0.0279881035045" calcext:value-type="float">
            <text:p>0.0279881035045</text:p>
          </table:table-cell>
          <table:table-cell table:style-name="ce3" office:value-type="float" office:value="2.556351" calcext:value-type="float">
            <text:p>2.556351</text:p>
          </table:table-cell>
          <table:table-cell table:style-name="ce3" office:value-type="float" office:value="0.0184643033686" calcext:value-type="float">
            <text:p>0.0184643033686</text:p>
          </table:table-cell>
          <table:table-cell table:style-name="ce3" office:value-type="float" office:value="21.7737" calcext:value-type="float">
            <text:p>21.7737</text:p>
          </table:table-cell>
          <table:table-cell table:style-name="ce3" office:value-type="float" office:value="0.111454415196" calcext:value-type="float">
            <text:p>0.111454415196</text:p>
          </table:table-cell>
          <table:table-cell table:style-name="ce3" office:value-type="float" office:value="6.416899" calcext:value-type="float">
            <text:p>6.416899</text:p>
          </table:table-cell>
          <table:table-cell table:style-name="ce3" office:value-type="float" office:value="0.0425461982764" calcext:value-type="float">
            <text:p>0.0425461982764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18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table:style-name="ce3" table:formula="of:=[.C18]/[.A18]" office:value-type="float" office:value="1" calcext:value-type="float">
            <text:p>1</text:p>
          </table:table-cell>
          <table:table-cell table:style-name="ce3" office:value-type="float" office:value="5.503407" calcext:value-type="float">
            <text:p>5.503407</text:p>
          </table:table-cell>
          <table:table-cell table:style-name="ce3" office:value-type="float" office:value="0.0178294438438" calcext:value-type="float">
            <text:p>0.0178294438438</text:p>
          </table:table-cell>
          <table:table-cell table:style-name="ce3" office:value-type="float" office:value="2.519361" calcext:value-type="float">
            <text:p>2.519361</text:p>
          </table:table-cell>
          <table:table-cell table:style-name="ce3" office:value-type="float" office:value="0.0117484877987" calcext:value-type="float">
            <text:p>0.0117484877987</text:p>
          </table:table-cell>
          <table:table-cell table:style-name="ce3" office:value-type="float" office:value="39.94931" calcext:value-type="float">
            <text:p>39.94931</text:p>
          </table:table-cell>
          <table:table-cell table:style-name="ce3" office:value-type="float" office:value="0.128278147875" calcext:value-type="float">
            <text:p>0.128278147875</text:p>
          </table:table-cell>
          <table:table-cell table:style-name="ce3" office:value-type="float" office:value="6.335096" calcext:value-type="float">
            <text:p>6.335096</text:p>
          </table:table-cell>
          <table:table-cell table:style-name="ce3" office:value-type="float" office:value="0.0382040923346" calcext:value-type="float">
            <text:p>0.0382040923346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2"/>
        </table:table-row>
        <table:table-row table:style-name="ro1">
          <table:table-cell table:number-columns-repeated="4"/>
          <table:table-cell table:style-name="ce1"/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 table:number-rows-repeated="2">
          <table:table-cell table:number-columns-repeated="4"/>
          <table:table-cell table:style-name="ce1" table:number-columns-repeated="8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 table:number-rows-repeated="6">
          <table:table-cell table:number-columns-repeated="13"/>
          <table:table-cell table:style-name="Default"/>
          <table:table-cell table:number-columns-repeated="2"/>
          <table:table-cell table:style-name="Default" table:number-columns-repeated="2"/>
          <table:table-cell table:number-columns-repeated="32"/>
        </table:table-row>
        <table:table-row table:style-name="ro1" table:number-rows-repeated="6">
          <table:table-cell table:number-columns-repeated="12"/>
          <table:table-cell table:style-name="ce1"/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0:39:44.440035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4:28:37.374575319</meta:creation-date>
    <dc:date>2019-05-07T12:01:03.201678879</dc:date>
    <meta:editing-duration>PT39M59S</meta:editing-duration>
    <meta:editing-cycles>12</meta:editing-cycles>
    <meta:generator>LibreOffice/6.1.3.2$Linux_X86_64 LibreOffice_project/10$Build-2</meta:generator>
    <meta:document-statistic meta:table-count="10" meta:cell-count="574" meta:object-count="0"/>
  </office:meta>
</office:document-meta>
</file>